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3cbd" officeooo:paragraph-rsid="001e3cbd"/>
    </style:style>
    <style:style style:name="P2" style:family="paragraph" style:parent-style-name="Standard">
      <style:text-properties officeooo:rsid="001e3cbd" officeooo:paragraph-rsid="0020816b"/>
    </style:style>
    <style:style style:name="T1" style:family="text">
      <style:text-properties officeooo:rsid="002081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me</text:span>:</text:p>
      <text:p text:style-name="P1"/>
      <text:p text:style-name="P1"/>
      <text:p text:style-name="P1">Wholesale To The Trade</text:p>
      <text:p text:style-name="P1"/>
      <text:p text:style-name="P1">We offer trade and commercial pricing with valid credentials or are happy to work with clients on a retail basis</text:p>
      <text:p text:style-name="P1">Beck's Silk Plant Company has been serving the design and commercial trade business in Colorado and the West for over 30 years. We are a custom manufacturer and wholesaler of the highest quality artificial trees, plants and floral arrangements. Thousands of items ready to purchase off our 13,000 square foot showroom/warehouse facility. Or, we can custom design something to your exact specifications. Our talented design and sales staff are here to help you meet your interior residential or commercial needs.</text:p>
      <text:p text:style-name="P1"/>
      <text:p text:style-name="P1">To Our Retail Friends</text:p>
      <text:p text:style-name="P1"><text:tab/>We are primarily a wholesale distributer to trade professionals; however, we are happy to work with retail clients through a trade referral or directly <text:tab/>at retail pricing.</text:p>
      <text:p text:style-name="P1"/>
      <text:p text:style-name="P2">About:</text:p>
      <text:p text:style-name="P2"/>
      <text:p text:style-name="P2">A Few Words About Us:</text:p>
      <text:p text:style-name="P2"/>
      <text:p text:style-name="P2">Beck's Silk Plant Company has been serving the design and commercial trade business in Colorado and the West for over 26 years.</text:p>
      <text:p text:style-name="P2"/>
      <text:p text:style-name="P2">We are a custom manufacturer and wholesaler of the highest quality artificial trees, plants and floral arrangements. Thousands of items ready to purchase off our 13,000 square foot showroom/warehouse facility. Or, we can custom design something to your exact specifications. Our talented design and sales staff are here to help you meet your interior residential or commercial needs.</text:p>
      <text:p text:style-name="P2"/>
      <text:p text:style-name="P2">Our artificial trees and plants are so life-like, it is hard to tell the difference from the real thing. Come visit our showroom and experience the difference yourself. We pride ourselves in offering</text:p>
      <text:p text:style-name="P2"><text:s text:c="20"/>you a personal, service oriented, enjoyable buying experience, with the finest quality silks in the region.</text:p>
      <text:p text:style-name="P2"/>
      <text:p text:style-name="P2">Silk foliage offers many advantages over its live counterparts. Today's permanent botanicals have evolved to the look and feel of live plants. Beck' Silk Plant Company provides permanent botanicals and silk foliage that are so life-like, they are difficult to distinguish from live plants. Beck's maintains an inventory of the very finest silk foliage available in the marketplace today.</text:p>
      <text:p text:style-name="P2"/>
      <text:p text:style-name="P2">Many people have difficulty maintaining live plants due to lighting, maintenance and time constraints. Silk plants offer a low maintenance alternative, while providing the same warmth and style of live botanicals. In addition, permanent botanicals do not attract insects, require no pesticides and create an allergy-free environment.</text:p>
      <text:p text:style-name="P2"/>
      <text:p text:style-name="P2">For locations such as airport, hotels, offices, banks, restaurants, and model homes, silk foliage offers a cost-effective savings over a monthly lease-maintenance contract for live plants. In addition, silk plants are ideal for high-security areas, eliminating the need for the continuous personnel access live botanicals require.</text:p>
      <text:p text:style-name="P1"/>
      <text:p text:style-name="P1"/>
      <text:p text:style-name="P1"><text:soft-page-break/>Products:</text:p>
      <text:p text:style-name="P1"/>
      <text:p text:style-name="P1">We stock 1000's of flower stems of the highest quality, in both botanically correct and designer colors and styles. We custom design your arrangement in the style and size you require. Many arrangements are available for immediate purchase from our showroom floor. We are happy to work with a container you already have or one you select from our stock. When ordering a custom floral arrangement, keep in mind: Finished Dimensions (height, width and depth). Desired Overall Shape (rounded, famming, tall, short, one sided or all around). <text:s/>Style (archetectural, garden, traditional, contemporary, parellel, bidermeyer or layered)</text:p>
      <text:p text:style-name="P1"/>
      <text:p text:style-name="P1">floor plants</text:p>
      <text:p text:style-name="P1"/>
      <text:p text:style-name="P1">The inventory at Beck's Silk Plant Company includes dozens of floor plants and plams. Floor plants are available loose or potted in paper mache pots for placement in your own container, or for permanent potting in your container or ours. Our selection is constantly being updated, with unique new foliages arriving weekly. Consequently, many of our clients find it helpful to shop our showroom frequently, so they can be advised of the latest trends and technology. You can also select from our large selection of designer quality containers available in ceramic, fiberglass, plaster and glass with dozens of colors, styles and sizes to choose from. The artisans at Beck's Silk Plant Company can custom design a floor plant to your specific design needs.</text:p>
      <text:p text:style-name="P1"/>
      <text:p text:style-name="P1">Shelf Plants</text:p>
      <text:p text:style-name="P1"/>
      <text:p text:style-name="P1">The inventory at Beck's Silk Plant Company includes hundreds of leafy shelf plants, grasses and succulents. Shelf plants are available loose, potted in clay pots for placement in your own container, or for permanent potting in your container or ours.</text:p>
      <text:p text:style-name="P1"/>
      <text:p text:style-name="P1">Trees</text:p>
      <text:p text:style-name="P1"/>
      <text:p text:style-name="P1">We maintain a large inventory of the finest tree foliage <text:s/>to produce lush trees with Dragonwood, Wax Myrtle, Curly Willow or Birch trunks. Our staff of artisans provides superior construction and design of your trees. You are welcome to purchase product already available from our 13,000 sq ft. showroom warehouse, with hundreds of varieties of trees to choose from - the most unique in the region. Or, have us build a tree to your specifications.</text:p>
      <text:p text:style-name="P1"/>
      <text:p text:style-name="P1">Custom Trees</text:p>
      <text:p text:style-name="P1"/>
      <text:p text:style-name="P1">The artisans at Beck's Silk Plant Company can custom build the size (up to 12ft. tall), shape, and configuration of a tree to complement your specific design needs. When ordering a custom tree , keep in mind:</text:p>
      <text:p text:style-name="P1"/>
      <text:p text:style-name="P1"><text:s/>Finished tree dimensions</text:p>
      <text:p text:style-name="P1">Desired shape (symmetrical or asymmetrical)</text:p>
      <text:p text:style-name="P1">Traditional tree shape or character version</text:p>
      <text:p text:style-name="P1">Foliage desired (Beck's has over 50 varieties available)</text:p>
      <text:p text:style-name="P1"/>
      <text:p text:style-name="P1">Trunk Type</text:p>
      <text:p text:style-name="P1">Please note that custom orders normally take 2-4 weeks to produce</text:p>
      <text:p text:style-name="P1"/>
      <text:p text:style-name="P1"/>
      <text:p text:style-name="P1"/>
      <text:p text:style-name="P1">policies:</text:p>
      <text:p text:style-name="P1"><text:soft-page-break/></text:p>
      <text:p text:style-name="P1">Pricing</text:p>
      <text:p text:style-name="P1">The pricing in our showroom is marked at retail.</text:p>
      <text:p text:style-name="P1"/>
      <text:p text:style-name="P1">PAYMENT</text:p>
      <text:p text:style-name="P1">Unless prior special circumstances exist, payment is expected at time of pick-up, delivery, or approval period. Checks, Master Card/Visa or cash accepted.</text:p>
      <text:p text:style-name="P1"/>
      <text:p text:style-name="P1">SHOWROOM HOURS</text:p>
      <text:p text:style-name="P1">Monday to Thursday 9:00am to 5:00pm</text:p>
      <text:p text:style-name="P1">Friday 9:00am to 4:00pm</text:p>
      <text:p text:style-name="P1"/>
      <text:p text:style-name="P1">CUSTOM ORDERS</text:p>
      <text:p text:style-name="P1"><text:s text:c="22"/></text:p>
      <text:p text:style-name="P1">Custom orders on trees, plants or florals normally take 1- 3 weeks, depending on the size of the order and time of the year. A deposit may be required for custom orders. Custom orders are non-returnable. Adjustments can likely be made, but may result in additional charges.</text:p>
      <text:p text:style-name="P1"/>
      <text:p text:style-name="P1">APPROVALS</text:p>
      <text:p text:style-name="P1"/>
      <text:p text:style-name="P1">Designers are welcome to take items out for 7 calendar days, assuming you can easily load them into your vehicle without damage to the product.</text:p>
      <text:p text:style-name="P1">We require wholesale payment at the time you leave with the merchandise, your payment will be processed at the end of the 7th day. </text:p>
      <text:p text:style-name="P1">Damaged product or product that smells cannot be returned.</text:p>
      <text:p text:style-name="P1"><text:s text:c="24"/></text:p>
      <text:p text:style-name="P1">RETURNS</text:p>
      <text:p text:style-name="P1"/>
      <text:p text:style-name="P1">A 20% restocking fee will be charged on any non-custom item returned after purchase.</text:p>
      <text:p text:style-name="P1">Returned items will be applied to store credit only and must be in the same condition as when they left the showroom.</text:p>
      <text:p text:style-name="P1">Absolutely, no returns after 7 days of purchase date.</text:p>
      <text:p text:style-name="P1"/>
      <text:p text:style-name="P1">DELIVERY AND CONSULTATION/LABOR</text:p>
      <text:p text:style-name="P1"><text:s/>Trip Charge and Delivery service costs vary by location. On-site consultation is available at $60.00 per hour (one hour minimum) which will be applied as a credit back if the client purchases. Trip Charges are non-refundable. On-site labor is $60.00 per hour, per person (one hour minimum).</text:p>
      <text:p text:style-name="P1"/>
      <text:p text:style-name="P1">Credentials Required</text:p>
      <text:p text:style-name="P1">BUSINESS TO BUSINESS</text:p>
      <text:p text:style-name="P1">Copy of EIN assignment from the Internal Revenue Service</text:p>
      <text:p text:style-name="P1">Copy of Business Card</text:p>
      <text:p text:style-name="P1">Payment made via Business Check or Credit Card</text:p>
      <text:p text:style-name="P1"/>
      <text:p text:style-name="P1">WHOLESALE PRICING</text:p>
      <text:p text:style-name="P1">Photocopy of city and state Sales Tax License</text:p>
      <text:p text:style-name="P1">Photocopy of Business check or Master Card/ Visa in Business Name</text:p>
      <text:p text:style-name="P1">Business Card</text:p>
      <text:p text:style-name="P1">Signed copy of "Intent to Resell" form</text:p>
      <text:p text:style-name="P1">If you do not have these credentials you are welcome to purchase at retail prices.</text:p>
      <text:p text:style-name="P1"/>
      <text:p text:style-name="P1">Contact</text:p>
      <text:p text:style-name="P1"><text:soft-page-break/></text:p>
      <text:p text:style-name="P1">we are located convieniently off Evans tree blocks west of sant fe.</text:p>
      <text:p text:style-name="P1"/>
      <text:p text:style-name="P1"/>
      <text:p text:style-name="P1">About:</text:p>
      <text:p text:style-name="P1"/>
      <text:p text:style-name="P1">A Few Words About Us:</text:p>
      <text:p text:style-name="P1"/>
      <text:p text:style-name="P1">Beck's Silk Plant Company has been serving the design and commercial trade business in Colorado and the West for over 26 years.</text:p>
      <text:p text:style-name="P1"/>
      <text:p text:style-name="P1">We are a custom manufacturer and wholesaler of the highest quality artificial trees, plants and floral arrangements. Thousands of items ready to purchase off our 13,000 square foot showroom/warehouse facility. Or, we can custom design something to your exact specifications. Our talented design and sales staff are here to help you meet your interior residential or commercial needs.</text:p>
      <text:p text:style-name="P1"/>
      <text:p text:style-name="P1">Our artificial trees and plants are so life-like, it is hard to tell the difference from the real thing. Come visit our showroom and experience the difference yourself. We pride ourselves in offering</text:p>
      <text:p text:style-name="P1"><text:s text:c="20"/>you a personal, service oriented, enjoyable buying experience, with the finest quality silks in the region.</text:p>
      <text:p text:style-name="P1"/>
      <text:p text:style-name="P1">Silk foliage offers many advantages over its live counterparts. Today's permanent botanicals have evolved to the look and feel of live plants. Beck' Silk Plant Company provides permanent botanicals and silk foliage that are so life-like, they are difficult to distinguish from live plants. Beck's maintains an inventory of the very finest silk foliage available in the marketplace today.</text:p>
      <text:p text:style-name="P1"/>
      <text:p text:style-name="P1">Many people have difficulty maintaining live plants due to lighting, maintenance and time constraints. Silk plants offer a low maintenance alternative, while providing the same warmth and style of live botanicals. In addition, permanent botanicals do not attract insects, require no pesticides and create an allergy-free environment.</text:p>
      <text:p text:style-name="P1"/>
      <text:p text:style-name="P1">For locations such as airport, hotels, offices, banks, restaurants, and model homes, silk foliage offers a cost-effective savings over a monthly lease-maintenance contract for live plants. In addition, silk plants are ideal for high-security areas, eliminating the need for the continuous personnel access live botanicals requ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lee</meta:initial-creator>
    <meta:creation-date>2017-07-16T15:59:33.415127256</meta:creation-date>
    <dc:date>2017-07-16T19:41:33.012345932</dc:date>
    <dc:creator>ben lee</dc:creator>
    <meta:editing-duration>PT40M</meta:editing-duration>
    <meta:editing-cycles>1</meta:editing-cycles>
    <meta:document-statistic meta:table-count="0" meta:image-count="0" meta:object-count="0" meta:page-count="4" meta:paragraph-count="75" meta:word-count="1458" meta:character-count="9298" meta:non-whitespace-character-count="7820"/>
    <meta:generator>LibreOffice/4.3.3.2$Linux_X86_64 LibreOffice_project/430m0$Build-2</meta:generator>
  </office:meta>
</office:document-meta>
</file>